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5" table:style-name="ta1">
        <table:shapes>
          <draw:frame draw:z-index="0" draw:style-name="gr1" draw:text-style-name="P1" svg:width="40.775cm" svg:height="17.159cm" svg:x="1.867cm" svg:y="0.106cm">
            <draw:object draw:notify-on-update-of-ranges="'5'.B1:'5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3:52.963000000</dc:date>
    <meta:editing-duration>PT21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776cm" svg:height="17.16cm" xlink:href=".." xlink:type="simple" chart:class="chart:bar" chart:style-name="ch1">
        <chart:legend chart:legend-position="end" svg:x="38.381cm" svg:y="8.281cm" style:legend-expansion="high" chart:style-name="ch2"/>
        <chart:plot-area chart:style-name="ch3" table:cell-range-address="'5'.B1:'5'.B1009" svg:x="0.815cm" svg:y="0.343cm" svg:width="36.751cm" svg:height="16.474cm">
          <chartooo:coordinate-region svg:x="1.436cm" svg:y="0.542cm" svg:width="36.007cm" svg:height="15.2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'.B1:'5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5'.B1:'5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